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1">CEU Machine Learning - Quick Reference Cheat Sheet</text:h>
      <text:p text:style-name="Normal"/>
      <text:p text:style-name="Normal"><text:span text:style-name="Bold">Course:</text:span> Data Science 3: Machine Learning Concepts and Tools</text:p>
      <text:p text:style-name="Normal"/>
      <text:p text:style-name="Normal"/>
      <text:p text:style-name="Normal"/>
      <text:h text:outline-level="2" text:style-name="Heading2">Essential Formulas</text:h>
      <text:p text:style-name="Normal"/>
      <text:h text:outline-level="3" text:style-name="Heading3">1. Bias-Variance Decomposition</text:h>
      <text:p text:style-name="Normal">$$\text{MSE} = \text{Bias}^2 + \text{Variance} + \sigma^2_{\varepsilon}$$</text:p>
      <text:p text:style-name="Normal"/>
      <text:p text:style-name="Normal">  • **Bias:** How far off is model on average?</text:p>
      <text:p text:style-name="Normal">  • **Variance:** How much does model change with different data?</text:p>
      <text:p text:style-name="Normal">  • **Irreducible error (σ²):** Random noise we cannot predict</text:p>
      <text:p text:style-name="Normal"/>
      <text:h text:outline-level="3" text:style-name="Heading3">2. K-Means Objective (WCSS/Inertia)</text:h>
      <text:p text:style-name="Normal">$$\text{WCSS} = \sum_{k=1}^{K} \sum_{x_i \in C_k} \|x_i - \mu_k\|^2$$</text:p>
      <text:p text:style-name="Normal"/>
      <text:p text:style-name="Normal">Where:</text:p>
      <text:p text:style-name="Normal">  • K = number of clusters</text:p>
      <text:p text:style-name="Normal">  • C_k = observations in cluster k</text:p>
      <text:p text:style-name="Normal">  • μ_k = centroid of cluster k</text:p>
      <text:p text:style-name="Normal"/>
      <text:h text:outline-level="3" text:style-name="Heading3">3. Adjusted Rand Index (ARI)</text:h>
      <text:p text:style-name="Normal">$$\text{ARI} = \frac{\text{RI} - \mathbb{E}[\text{RI}]}{\max(\text{RI}) - \mathbb{E}[\text{RI}]}$$</text:p>
      <text:p text:style-name="Normal"/>
      <text:p text:style-name="Normal">$$\text{RI} = \frac{a + b}{\binom{n}{2}}$$</text:p>
      <text:p text:style-name="Normal"/>
      <text:p text:style-name="Normal">  • a = pairs in same cluster in both clusterings</text:p>
      <text:p text:style-name="Normal">  • b = pairs in different clusters in both clusterings</text:p>
      <text:p text:style-name="Normal">  • **ARI = 1:** Perfect clustering</text:p>
      <text:p text:style-name="Normal">  • **ARI = 0:** No better than random</text:p>
      <text:p text:style-name="Normal">  • **ARI &lt; 0:** Worse than random</text:p>
      <text:p text:style-name="Normal"/>
      <text:h text:outline-level="3" text:style-name="Heading3">4. Lasso Objective Function</text:h>
      <text:p text:style-name="Normal">$$\min_\beta \sum_i (Y_i - X_i'\beta)^2 + \alpha \sum_j |\beta_j|$$</text:p>
      <text:p text:style-name="Normal"/>
      <text:p text:style-name="Normal">  • α = penalty parameter (higher α = more shrinkage)</text:p>
      <text:p text:style-name="Normal">  • α = 0 → OLS (no penalty)</text:p>
      <text:p text:style-name="Normal">  • α → ∞ → all coefficients shrink to 0</text:p>
      <text:p text:style-name="Normal"/>
      <text:p text:style-name="Normal"/>
      <text:p text:style-name="Normal"/>
      <text:h text:outline-level="2" text:style-name="Heading2">Key Algorithms</text:h>
      <text:p text:style-name="Normal"/>
      <text:h text:outline-level="3" text:style-name="Heading3">K-Means Clustering</text:h>
      <text:p text:style-name="Normal"/>
      <text:p text:style-name="Normal"><text:span text:style-name="Bold">Algorithm:</text:span></text:p>
      <text:p text:style-name="Normal">  1. Choose K (number of clusters)</text:p>
      <text:p text:style-name="Normal">  2. Initialize: Random K centroids</text:p>
      <text:p text:style-name="Normal">  3. **Repeat until convergence:**</text:p>
      <text:p text:style-name="Normal">  • **Assignment:** Assign each point to nearest centroid</text:p>
      <text:p text:style-name="Normal">  • **Update:** Move centroids to mean of assigned points</text:p>
      <text:p text:style-name="Normal"/>
      <text:p text:style-name="Normal"><text:span text:style-name="Bold">Properties:</text:span></text:p>
      <text:p text:style-name="Normal">  • ✅ Fast, simple, scalable</text:p>
      <text:p text:style-name="Normal">  • ✅ Works well for spherical clusters</text:p>
      <text:p text:style-name="Normal">  • ❌ Must specify K in advance</text:p>
      <text:p text:style-name="Normal">  • ❌ Sensitive to initialization</text:p>
      <text:p text:style-name="Normal">  • ❌ Assumes spherical clusters</text:p>
      <text:p text:style-name="Normal">  • ❌ All points assigned (no outlier detection)</text:p>
      <text:p text:style-name="Normal"/>
      <text:p text:style-name="Normal"><text:span text:style-name="Bold">When to use:</text:span> Known K, roughly spherical/similar-sized clusters, need speed</text:p>
      <text:p text:style-name="Normal"/>
      <text:h text:outline-level="3" text:style-name="Heading3">DBSCAN (Density-Based Clustering)</text:h>
      <text:p text:style-name="Normal"/>
      <text:p text:style-name="Normal"><text:span text:style-name="Bold">Parameters:</text:span></text:p>
      <text:p text:style-name="Normal">  • **eps (ε):** Maximum distance between neighbors</text:p>
      <text:p text:style-name="Normal">  • **min_samples:** Minimum points to form dense region</text:p>
      <text:p text:style-name="Normal"/>
      <text:p text:style-name="Normal"><text:span text:style-name="Bold">Point Types:</text:span></text:p>
      <text:p text:style-name="Normal">  • **Core point:** Has ≥ min_samples neighbors within radius ε</text:p>
      <text:p text:style-name="Normal">  • **Border point:** Within ε of core point (but not core itself)</text:p>
      <text:p text:style-name="Normal">  • **Noise point:** Neither core nor border (labeled -1)</text:p>
      <text:p text:style-name="Normal"/>
      <text:p text:style-name="Normal"><text:span text:style-name="Bold">Properties:</text:span></text:p>
      <text:p text:style-name="Normal">  • ✅ Finds arbitrary-shaped clusters</text:p>
      <text:p text:style-name="Normal">  • ✅ Identifies outliers automatically</text:p>
      <text:p text:style-name="Normal">  • ✅ No need to specify K</text:p>
      <text:p text:style-name="Normal">  • ❌ Sensitive to parameter choice</text:p>
      <text:p text:style-name="Normal">  • ❌ Struggles with varying densities</text:p>
      <text:p text:style-name="Normal">  • ❌ Slower than K-Means</text:p>
      <text:p text:style-name="Normal"/>
      <text:p text:style-name="Normal"><text:span text:style-name="Bold">When to use:</text:span> Unknown K, arbitrary shapes, need outlier detection</text:p>
      <text:p text:style-name="Normal"/>
      <text:h text:outline-level="3" text:style-name="Heading3">PCA (Principal Component Analysis)</text:h>
      <text:p text:style-name="Normal"/>
      <text:p text:style-name="Normal"><text:span text:style-name="Bold">Purpose:</text:span> Dimensionality reduction by finding directions of maximum variance</text:p>
      <text:p text:style-name="Normal"/>
      <text:p text:style-name="Normal"><text:span text:style-name="Bold">Key Concepts:</text:span></text:p>
      <text:p text:style-name="Normal">  • First PC explains most variance</text:p>
      <text:p text:style-name="Normal">  • PCs are orthogonal (uncorrelated)</text:p>
      <text:p text:style-name="Normal">  • Filters out low-variance noise</text:p>
      <text:p text:style-name="Normal">  • Makes distances more meaningful</text:p>
      <text:p text:style-name="Normal"/>
      <text:p text:style-name="Normal"><text:span text:style-name="Bold">Properties:</text:span></text:p>
      <text:p text:style-name="Normal">  • ✅ Reduces dimensionality</text:p>
      <text:p text:style-name="Normal">  • ✅ Removes multicollinearity</text:p>
      <text:p text:style-name="Normal">  • ✅ Speeds up algorithms</text:p>
      <text:p text:style-name="Normal">  • ❌ Components hard to interpret</text:p>
      <text:p text:style-name="Normal">  • ❌ Linear combinations only</text:p>
      <text:p text:style-name="Normal">  • ⚠️ Requires feature scaling</text:p>
      <text:p text:style-name="Normal"/>
      <text:p text:style-name="Normal"/>
      <text:p text:style-name="Normal"/>
      <text:h text:outline-level="2" text:style-name="Heading2">Essential Code Patterns</text:h>
      <text:p text:style-name="Normal"/>
      <text:h text:outline-level="3" text:style-name="Heading3">1. Standard Workflow</text:h>
      <text:p text:style-name="Code"># Define → Fit → Predict/Transform</text:p>
      <text:p text:style-name="Code">model = Model()</text:p>
      <text:p text:style-name="Code">model.fit(X_train, y)</text:p>
      <text:p text:style-name="Code">predictions = model.predict(X_test)</text:p>
      <text:p text:style-name="Normal"/>
      <text:h text:outline-level="3" text:style-name="Heading3">2. K-Means Clustering</text:h>
      <text:p text:style-name="Code">from sklearn.cluster import KMeans</text:p>
      <text:p text:style-name="Code">from sklearn.metrics import adjusted_rand_score</text:p>
      <text:p text:style-name="Code"/>
      <text:p text:style-name="Code"># Define and fit</text:p>
      <text:p text:style-name="Code">kmeans = KMeans(n_clusters=10, random_state=42, n_init=10)</text:p>
      <text:p text:style-name="Code">labels = kmeans.fit_predict(X)</text:p>
      <text:p text:style-name="Code"/>
      <text:p text:style-name="Code"># Evaluate (if true labels available)</text:p>
      <text:p text:style-name="Code">ari = adjusted_rand_score(y_true, labels)</text:p>
      <text:p text:style-name="Code"/>
      <text:p text:style-name="Code"># Access results</text:p>
      <text:p text:style-name="Code">centroids = kmeans.cluster_centers_</text:p>
      <text:p text:style-name="Code">inertia = kmeans.inertia_</text:p>
      <text:p text:style-name="Normal"/>
      <text:h text:outline-level="3" text:style-name="Heading3">3. DBSCAN</text:h>
      <text:p text:style-name="Code">from sklearn.cluster import DBSCAN</text:p>
      <text:p text:style-name="Code"/>
      <text:p text:style-name="Code"># Define and fit</text:p>
      <text:p text:style-name="Code">dbscan = DBSCAN(eps=0.5, min_samples=5)</text:p>
      <text:p text:style-name="Code">labels = dbscan.fit_predict(X)</text:p>
      <text:p text:style-name="Code"/>
      <text:p text:style-name="Code"># Count clusters and outliers</text:p>
      <text:p text:style-name="Code">n_clusters = len(set(labels)) - (1 if -1 in labels else 0)</text:p>
      <text:p text:style-name="Code">n_outliers = np.sum(labels == -1)</text:p>
      <text:p text:style-name="Normal"/>
      <text:h text:outline-level="3" text:style-name="Heading3">4. PCA</text:h>
      <text:p text:style-name="Code">from sklearn.decomposition import PCA</text:p>
      <text:p text:style-name="Code"/>
      <text:p text:style-name="Code"># Define and fit</text:p>
      <text:p text:style-name="Code">pca = PCA(n_components=100)</text:p>
      <text:p text:style-name="Code">X_reduced = pca.fit_transform(X)</text:p>
      <text:p text:style-name="Code"/>
      <text:p text:style-name="Code"># Check explained variance</text:p>
      <text:p text:style-name="Code">print(pca.explained_variance_ratio_.sum())  # Total variance explained</text:p>
      <text:p text:style-name="Code"/>
      <text:p text:style-name="Code"># Get components</text:p>
      <text:p text:style-name="Code">components = pca.components_  # Shape: (n_components, n_features)</text:p>
      <text:p text:style-name="Normal"/>
      <text:h text:outline-level="3" text:style-name="Heading3">5. Standardization (CRITICAL!)</text:h>
      <text:p text:style-name="Code">from sklearn.preprocessing import StandardScaler</text:p>
      <text:p text:style-name="Code"/>
      <text:p text:style-name="Code"># Always standardize before K-Means, PCA, or distance-based methods</text:p>
      <text:p text:style-name="Code">scaler = StandardScaler()</text:p>
      <text:p text:style-name="Code">X_scaled = scaler.fit_transform(X)</text:p>
      <text:p text:style-name="Code"/>
      <text:p text:style-name="Code"># Verify: means ≈ 0, std ≈ 1</text:p>
      <text:p text:style-name="Code">print(X_scaled.mean(axis=0))  # Should be near 0</text:p>
      <text:p text:style-name="Code">print(X_scaled.std(axis=0))   # Should be near 1</text:p>
      <text:p text:style-name="Normal"/>
      <text:h text:outline-level="3" text:style-name="Heading3">6. Pipeline</text:h>
      <text:p text:style-name="Code">from sklearn.pipeline import Pipeline</text:p>
      <text:p text:style-name="Code">from sklearn.preprocessing import StandardScaler, PolynomialFeatures</text:p>
      <text:p text:style-name="Code">from sklearn.linear_model import LinearRegression</text:p>
      <text:p text:style-name="Code"/>
      <text:p text:style-name="Code"># Combine preprocessing and model</text:p>
      <text:p text:style-name="Code">pipeline = Pipeline([</text:p>
      <text:p text:style-name="Code">    ("scaler", StandardScaler()),</text:p>
      <text:p text:style-name="Code">    ("poly", PolynomialFeatures(degree=2, include_bias=False)),</text:p>
      <text:p text:style-name="Code">    ("model", LinearRegression())</text:p>
      <text:p text:style-name="Code">])</text:p>
      <text:p text:style-name="Code"/>
      <text:p text:style-name="Code"># Fit pipeline</text:p>
      <text:p text:style-name="Code">pipeline.fit(X_train, y_train)</text:p>
      <text:p text:style-name="Code">predictions = pipeline.predict(X_test)</text:p>
      <text:p text:style-name="Normal"/>
      <text:h text:outline-level="3" text:style-name="Heading3">7. Lasso Regression</text:h>
      <text:p text:style-name="Code">from sklearn.linear_model import Lasso</text:p>
      <text:p text:style-name="Code"/>
      <text:p text:style-name="Code"># Basic usage</text:p>
      <text:p text:style-name="Code">lasso = Lasso(alpha=1.0, random_state=42)</text:p>
      <text:p text:style-name="Code">lasso.fit(X_train, y_train)</text:p>
      <text:p text:style-name="Code">predictions = lasso.predict(X_test)</text:p>
      <text:p text:style-name="Code"/>
      <text:p text:style-name="Code"># Check which coefficients are non-zero</text:p>
      <text:p text:style-name="Code">n_nonzero = np.count_nonzero(lasso.coef_)</text:p>
      <text:p text:style-name="Normal"/>
      <text:h text:outline-level="3" text:style-name="Heading3">8. Elbow Method for Choosing K</text:h>
      <text:p text:style-name="Code">inertias = []</text:p>
      <text:p text:style-name="Code">K_range = range(1, 21)</text:p>
      <text:p text:style-name="Code"/>
      <text:p text:style-name="Code">for k in K_range:</text:p>
      <text:p text:style-name="Code">    kmeans = KMeans(n_clusters=k, random_state=42, n_init=10)</text:p>
      <text:p text:style-name="Code">    kmeans.fit(X)</text:p>
      <text:p text:style-name="Code">    inertias.append(kmeans.inertia_)</text:p>
      <text:p text:style-name="Code"/>
      <text:p text:style-name="Code"># Plot and look for "elbow"</text:p>
      <text:p text:style-name="Code">plt.plot(K_range, inertias, marker='o')</text:p>
      <text:p text:style-name="Code">plt.xlabel('Number of Clusters (K)')</text:p>
      <text:p text:style-name="Code">plt.ylabel('Inertia (WCSS)')</text:p>
      <text:p text:style-name="Code">plt.title('Elbow Method')</text:p>
      <text:p text:style-name="Code">plt.show()</text:p>
      <text:p text:style-name="Normal"/>
      <text:h text:outline-level="3" text:style-name="Heading3">9. Monte Carlo Simulation</text:h>
      <text:p text:style-name="Code">n_iterations = 1000</text:p>
      <text:p text:style-name="Code">predictions = np.empty(n_iterations)</text:p>
      <text:p text:style-name="Code"/>
      <text:p text:style-name="Code">for i in range(n_iterations):</text:p>
      <text:p text:style-name="Code">    # Generate new dataset</text:p>
      <text:p text:style-name="Code">    X, y = generate_data(sample_size=100)</text:p>
      <text:p text:style-name="Code"/>
      <text:p text:style-name="Code">    # Fit model</text:p>
      <text:p text:style-name="Code">    model.fit(X, y)</text:p>
      <text:p text:style-name="Code"/>
      <text:p text:style-name="Code">    # Predict at test point</text:p>
      <text:p text:style-name="Code">    predictions[i] = model.predict(test_data)[0]</text:p>
      <text:p text:style-name="Code"/>
      <text:p text:style-name="Code"># Calculate bias and variance</text:p>
      <text:p text:style-name="Code">bias = np.mean(predictions - true_value)</text:p>
      <text:p text:style-name="Code">variance = np.var(predictions)</text:p>
      <text:p text:style-name="Code">mse = np.mean((predictions - true_value)**2)</text:p>
      <text:p text:style-name="Normal"/>
      <text:p text:style-name="Normal"/>
      <text:p text:style-name="Normal"/>
      <text:h text:outline-level="2" text:style-name="Heading2">Quick Decision Guide</text:h>
      <text:p text:style-name="Normal"/>
      <text:h text:outline-level="3" text:style-name="Heading3">Should I standardize?</text:h>
      <text:p text:style-name="Normal"><text:span text:style-name="Bold">YES</text:span> for: K-Means, DBSCAN, PCA, Lasso, distance-based methods</text:p>
      <text:p text:style-name="Normal"><text:span text:style-name="Bold">NO</text:span> for: Decision trees, Random Forests (they're scale-invariant)</text:p>
      <text:p text:style-name="Normal"/>
      <text:h text:outline-level="3" text:style-name="Heading3">K-Means or DBSCAN?</text:h>
      <text:p text:style-name="Normal">| Use K-Means if: | Use DBSCAN if: |</text:p>
      <text:p text:style-name="Normal">|-----------------|----------------|</text:p>
      <text:p text:style-name="Normal">| Know # clusters | Don't know # clusters |</text:p>
      <text:p text:style-name="Normal">| Spherical clusters | Arbitrary shapes |</text:p>
      <text:p text:style-name="Normal">| Similar cluster sizes | Need outlier detection |</text:p>
      <text:p text:style-name="Normal">| Need speed | Can sacrifice speed |</text:p>
      <text:p text:style-name="Normal"/>
      <text:h text:outline-level="3" text:style-name="Heading3">Should I apply PCA before clustering?</text:h>
      <text:p text:style-name="Normal"><text:span text:style-name="Bold">YES</text:span> if:</text:p>
      <text:p text:style-name="Normal">  • High-dimensional data (p &gt; 50)</text:p>
      <text:p text:style-name="Normal">  • Many low-variance/noise features</text:p>
      <text:p text:style-name="Normal">  • Computational constraints</text:p>
      <text:p text:style-name="Normal">  • Distance concentration observed</text:p>
      <text:p text:style-name="Normal"/>
      <text:p text:style-name="Normal"><text:span text:style-name="Bold">NO</text:span> if:</text:p>
      <text:p text:style-name="Normal">  • Already low-dimensional (p &lt; 10)</text:p>
      <text:p text:style-name="Normal">  • All features informative</text:p>
      <text:p text:style-name="Normal">  • Need interpretable features</text:p>
      <text:p text:style-name="Normal"/>
      <text:h text:outline-level="3" text:style-name="Heading3">Simple or complex model?</text:h>
      <text:p text:style-name="Normal">| Prefer Simple Model | Prefer Complex Model |</text:p>
      <text:p text:style-name="Normal">|---------------------|---------------------|</text:p>
      <text:p text:style-name="Normal">| Small dataset (n &lt; 100) | Large dataset (n &gt; 1000) |</text:p>
      <text:p text:style-name="Normal">| High noise | Low noise |</text:p>
      <text:p text:style-name="Normal">| Few features | Many features |</text:p>
      <text:p text:style-name="Normal">| Need interpretability | Need accuracy |</text:p>
      <text:p text:style-name="Normal"/>
      <text:h text:outline-level="3" text:style-name="Heading3">Which α for Lasso?</text:h>
      <text:p text:style-name="Normal">Use <text:span text:style-name="Bold">cross-validation</text:span>:</text:p>
      <text:p text:style-name="Normal">  1. Try α ∈ {0.001, 0.01, 0.1, 1.0, 10.0}</text:p>
      <text:p text:style-name="Normal">  2. 5-fold or 10-fold CV</text:p>
      <text:p text:style-name="Normal">  3. Choose α with lowest CV error</text:p>
      <text:p text:style-name="Normal">  4. Lower α if too much shrinkage</text:p>
      <text:p text:style-name="Normal">  5. Higher α if overfitting</text:p>
      <text:p text:style-name="Normal"/>
      <text:p text:style-name="Normal"/>
      <text:p text:style-name="Normal"/>
      <text:h text:outline-level="2" text:style-name="Heading2">Common Mistakes to Avoid</text:h>
      <text:p text:style-name="Normal"/>
      <text:p text:style-name="Normal">  ❌ **Forgetting to standardize before K-Means/PCA**</text:p>
      <text:p text:style-name="Normal">→ Features with larger scales dominate</text:p>
      <text:p text:style-name="Normal"/>
      <text:p text:style-name="Normal">  ❌ **Using fit_transform() on test data**</text:p>
      <text:p text:style-name="Normal">→ Causes data leakage</text:p>
      <text:p text:style-name="Normal">→ Use fit() on train, transform() on test</text:p>
      <text:p text:style-name="Normal"/>
      <text:p text:style-name="Normal">  ❌ **Not checking for convergence in K-Means**</text:p>
      <text:p text:style-name="Normal">→ May need more iterations or different initialization</text:p>
      <text:p text:style-name="Normal"/>
      <text:p text:style-name="Normal">  ❌ **Confusing fit() and fit_predict()**</text:p>
      <text:p text:style-name="Normal">→ fit() returns model, fit_predict() returns labels</text:p>
      <text:p text:style-name="Normal"/>
      <text:p text:style-name="Normal">  ❌ **Using training error to select hyperparameters**</text:p>
      <text:p text:style-name="Normal">→ Always use cross-validation</text:p>
      <text:p text:style-name="Normal"/>
      <text:p text:style-name="Normal">  ❌ **Treating ARI like accuracy**</text:p>
      <text:p text:style-name="Normal">→ ARI adjusts for chance, can be negative</text:p>
      <text:p text:style-name="Normal"/>
      <text:p text:style-name="Normal">  ❌ **Forgetting random_state**</text:p>
      <text:p text:style-name="Normal">→ Results not reproducible</text:p>
      <text:p text:style-name="Normal"/>
      <text:p text:style-name="Normal"/>
      <text:p text:style-name="Normal"/>
      <text:h text:outline-level="2" text:style-name="Heading2">Key Metrics &amp; Evaluation</text:h>
      <text:p text:style-name="Normal"/>
      <text:h text:outline-level="3" text:style-name="Heading3">Clustering Quality</text:h>
      <text:p text:style-name="Code"># If true labels available</text:p>
      <text:p text:style-name="Code">from sklearn.metrics import adjusted_rand_score, silhouette_score</text:p>
      <text:p text:style-name="Code"/>
      <text:p text:style-name="Code">ari = adjusted_rand_score(y_true, labels)  # 1=perfect, 0=random</text:p>
      <text:p text:style-name="Code">silhouette = silhouette_score(X, labels)   # -1 to 1, higher better</text:p>
      <text:p text:style-name="Code"/>
      <text:p text:style-name="Code"># Within-cluster sum of squares</text:p>
      <text:p text:style-name="Code">inertia = kmeans.inertia_  # Lower is better</text:p>
      <text:p text:style-name="Normal"/>
      <text:h text:outline-level="3" text:style-name="Heading3">Regression Metrics</text:h>
      <text:p text:style-name="Code">from sklearn.metrics import mean_squared_error, mean_absolute_error, r2_score</text:p>
      <text:p text:style-name="Code"/>
      <text:p text:style-name="Code">mse = mean_squared_error(y_true, y_pred)</text:p>
      <text:p text:style-name="Code">rmse = np.sqrt(mse)</text:p>
      <text:p text:style-name="Code">mae = mean_absolute_error(y_true, y_pred)</text:p>
      <text:p text:style-name="Code">r2 = r2_score(y_true, y_pred)  # 1=perfect, 0=baseline, &lt;0=very bad</text:p>
      <text:p text:style-name="Normal"/>
      <text:p text:style-name="Normal"/>
      <text:p text:style-name="Normal"/>
      <text:h text:outline-level="2" text:style-name="Heading2">Important Constants &amp; Defaults</text:h>
      <text:p text:style-name="Normal"/>
      <text:h text:outline-level="3" text:style-name="Heading3">sklearn Default Parameters</text:h>
      <text:p text:style-name="Code">KMeans(n_clusters=8, n_init=10, max_iter=300, random_state=None)</text:p>
      <text:p text:style-name="Code">DBSCAN(eps=0.5, min_samples=5)</text:p>
      <text:p text:style-name="Code">PCA(n_components=None)  # None means keep all</text:p>
      <text:p text:style-name="Code">Lasso(alpha=1.0, max_iter=1000)</text:p>
      <text:p text:style-name="Code">StandardScaler()  # mean=0, std=1</text:p>
      <text:p text:style-name="Normal"/>
      <text:h text:outline-level="3" text:style-name="Heading3">Rules of Thumb</text:h>
      <text:p text:style-name="Normal">  • **PCA components:** Keep 90-95% explained variance</text:p>
      <text:p text:style-name="Normal">  • **DBSCAN min_samples:** Start with 2 × dimensions + 1</text:p>
      <text:p text:style-name="Normal">  • **K-Means n_init:** Use 10-50 (multiple random starts)</text:p>
      <text:p text:style-name="Normal">  • **Sample size:** Need ~10 observations per feature minimum</text:p>
      <text:p text:style-name="Normal"/>
      <text:p text:style-name="Normal"/>
      <text:p text:style-name="Normal"/>
      <text:h text:outline-level="2" text:style-name="Heading2">Curse of Dimensionality</text:h>
      <text:p text:style-name="Normal"/>
      <text:p text:style-name="Normal"><text:span text:style-name="Bold">Problem:</text:span> In high dimensions:</text:p>
      <text:p text:style-name="Normal">  1. Data becomes sparse (moves to edges of space)</text:p>
      <text:p text:style-name="Normal">  2. Distances become meaningless (all approximately equal)</text:p>
      <text:p text:style-name="Normal">  3. Volume concentrates in corners</text:p>
      <text:p text:style-name="Normal">  4. Need exponentially more data</text:p>
      <text:p text:style-name="Normal"/>
      <text:p text:style-name="Normal"><text:span text:style-name="Bold">Solutions:</text:span></text:p>
      <text:p text:style-name="Normal">  • Apply PCA to reduce dimensions</text:p>
      <text:p text:style-name="Normal">  • Use feature selection</text:p>
      <text:p text:style-name="Normal">  • Regularization (Lasso)</text:p>
      <text:p text:style-name="Normal">  • Domain knowledge to remove irrelevant features</text:p>
      <text:p text:style-name="Normal"/>
      <text:p text:style-name="Normal"><text:span text:style-name="Bold">Key Insight:</text:span> More features ≠ better model</text:p>
      <text:p text:style-name="Normal">→ Quality &gt; Quantity</text:p>
      <text:p text:style-name="Normal"/>
      <text:p text:style-name="Normal"/>
      <text:p text:style-name="Normal"/>
      <text:h text:outline-level="2" text:style-name="Heading2">Mathematical Notation Quick Reference</text:h>
      <text:p text:style-name="Normal"/>
      <text:p text:style-name="Normal">| Symbol | Meaning |</text:p>
      <text:p text:style-name="Normal">|--------|---------|</text:p>
      <text:p text:style-name="Normal">| $X_i$ | Feature vector for observation i |</text:p>
      <text:p text:style-name="Normal">| $Y_i$ | Target value for observation i |</text:p>
      <text:p text:style-name="Normal">| $\hat{Y}_i$ | Predicted value for observation i |</text:p>
      <text:p text:style-name="Normal">| $\beta$ | Coefficient vector |</text:p>
      <text:p text:style-name="Normal">| $\mu_k$ | Centroid of cluster k |</text:p>
      <text:p text:style-name="Normal">| $\varepsilon$ | Random error/noise |</text:p>
      <text:p text:style-name="Normal">| $\sigma^2$ | Variance |</text:p>
      <text:p text:style-name="Normal">| $\|\|x\|\|$ | Euclidean norm (length) of vector x |</text:p>
      <text:p text:style-name="Normal">| $\|\|x\|\|^2$ | Squared Euclidean distance |</text:p>
      <text:p text:style-name="Normal">| $\mathbb{E}[\cdot]$ | Expected value (average) |</text:p>
      <text:p text:style-name="Normal">| $\sum_i$ | Sum over all observations i |</text:p>
      <text:p text:style-name="Normal">| $\sum_j$ | Sum over all features j |</text:p>
      <text:p text:style-name="Normal">| $\binom{n}{2}$ | Combinations: n choose 2 = n(n-1)/2 |</text:p>
      <text:p text:style-name="Normal"/>
      <text:p text:style-name="Normal"/>
      <text:p text:style-name="Normal"/>
      <text:h text:outline-level="2" text:style-name="Heading2">Debugging Checklist</text:h>
      <text:p text:style-name="Normal"/>
      <text:p text:style-name="Normal">When results look wrong, check:</text:p>
      <text:p text:style-name="Normal"/>
      <text:p text:style-name="Normal">  1. ✅ Data standardized? (for K-Means/PCA/Lasso)</text:p>
      <text:p text:style-name="Normal">  2. ✅ Correct fit/transform split? (fit on train only)</text:p>
      <text:p text:style-name="Normal">  3. ✅ Random state set? (for reproducibility)</text:p>
      <text:p text:style-name="Normal">  4. ✅ Correct metric? (ARI for clustering, MSE for regression)</text:p>
      <text:p text:style-name="Normal">  5. ✅ No data leakage? (test data not seen during training)</text:p>
      <text:p text:style-name="Normal">  6. ✅ Convergence reached? (check n_iter_ attribute)</text:p>
      <text:p text:style-name="Normal">  7. ✅ Outliers handled? (may need DBSCAN or preprocessing)</text:p>
      <text:p text:style-name="Normal">  8. ✅ Correct shape? (n_samples × n_features)</text:p>
      <text:p text:style-name="Normal"/>
      <text:p text:style-name="Normal"/>
      <text:p text:style-name="Normal"/>
      <text:h text:outline-level="2" text:style-name="Heading2">Import Reference</text:h>
      <text:p text:style-name="Normal"/>
      <text:p text:style-name="Code"># Core libraries</text:p>
      <text:p text:style-name="Code">import numpy as np</text:p>
      <text:p text:style-name="Code">import pandas as pd</text:p>
      <text:p text:style-name="Code">import matplotlib.pyplot as plt</text:p>
      <text:p text:style-name="Code">import seaborn as sns</text:p>
      <text:p text:style-name="Code"/>
      <text:p text:style-name="Code"># Clustering</text:p>
      <text:p text:style-name="Code">from sklearn.cluster import KMeans, DBSCAN</text:p>
      <text:p text:style-name="Code"/>
      <text:p text:style-name="Code"># Dimensionality reduction</text:p>
      <text:p text:style-name="Code">from sklearn.decomposition import PCA</text:p>
      <text:p text:style-name="Code"/>
      <text:p text:style-name="Code"># Preprocessing</text:p>
      <text:p text:style-name="Code">from sklearn.preprocessing import StandardScaler, PolynomialFeatures</text:p>
      <text:p text:style-name="Code"/>
      <text:p text:style-name="Code"># Linear models</text:p>
      <text:p text:style-name="Code">from sklearn.linear_model import LinearRegression, Lasso</text:p>
      <text:p text:style-name="Code"/>
      <text:p text:style-name="Code"># Metrics</text:p>
      <text:p text:style-name="Code">from sklearn.metrics import (</text:p>
      <text:p text:style-name="Code">    adjusted_rand_score,</text:p>
      <text:p text:style-name="Code">    silhouette_score,</text:p>
      <text:p text:style-name="Code">    mean_squared_error,</text:p>
      <text:p text:style-name="Code">    confusion_matrix</text:p>
      <text:p text:style-name="Code">)</text:p>
      <text:p text:style-name="Code"/>
      <text:p text:style-name="Code"># Utilities</text:p>
      <text:p text:style-name="Code">from sklearn.pipeline import Pipeline</text:p>
      <text:p text:style-name="Code">from scipy.spatial.distance import pdist</text:p>
      <text:p text:style-name="Normal"/>
      <text:p text:style-name="Normal"/>
      <text:p text:style-name="Normal"/>
      <text:p text:style-name="Normal"><text:span text:style-name="Bold">Remember:</text:span> Understanding concepts &gt; memorizing formulas!</text:p>
      <text:p text:style-name="Normal"/>
      <text:p text:style-name="Normal">*Good luck on your exam!*</text:p>
      <text:p text:style-name="Normal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text-properties fo:font-size="20pt" fo:font-weight="bold"/>
    </style:style>
    <style:style style:name="Heading1" style:family="paragraph" style:display-name="Heading1">
      <style:text-properties fo:font-size="16pt" fo:font-weight="bold"/>
      <style:paragraph-properties fo:margin-top="0.4cm" fo:margin-bottom="0.2cm"/>
    </style:style>
    <style:style style:name="Heading2" style:family="paragraph" style:display-name="Heading2">
      <style:text-properties fo:font-size="13pt" fo:font-weight="bold"/>
      <style:paragraph-properties fo:margin-top="0.3cm" fo:margin-bottom="0.15cm"/>
    </style:style>
    <style:style style:name="Heading3" style:family="paragraph" style:display-name="Heading3">
      <style:text-properties fo:font-size="11pt" fo:font-weight="bold"/>
      <style:paragraph-properties fo:margin-top="0.2cm" fo:margin-bottom="0.1cm"/>
    </style:style>
    <style:style style:name="Code" style:family="paragraph" style:display-name="Code">
      <style:text-properties fo:font-family="Courier New" fo:font-size="9pt"/>
      <style:paragraph-properties fo:background-color="#f5f5f5" fo:padding="0.15cm" fo:margin-left="0.4cm"/>
    </style:style>
    <style:style style:name="Bold" style:family="text" style:display-name="Bold">
      <style:text-properties fo:font-weight="bold"/>
    </style:style>
    <style:style style:name="Normal" style:family="paragraph" style:display-name="Normal">
      <style:paragraph-properties fo:margin-bottom="0.1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